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65bc" officeooo:paragraph-rsid="0016933f"/>
    </style:style>
    <style:style style:name="P2" style:family="paragraph" style:parent-style-name="Standard">
      <style:paragraph-properties fo:text-align="start" style:justify-single-word="false"/>
      <style:text-properties officeooo:rsid="001265bc" officeooo:paragraph-rsid="0016933f"/>
    </style:style>
    <style:style style:name="P3" style:family="paragraph" style:parent-style-name="Standard">
      <style:paragraph-properties fo:text-align="center" style:justify-single-word="false"/>
      <style:text-properties style:font-name="Times New Roman1" officeooo:rsid="001265bc" officeooo:paragraph-rsid="0016933f"/>
    </style:style>
    <style:style style:name="P4" style:family="paragraph" style:parent-style-name="Text_20_body">
      <style:paragraph-properties fo:line-height="150%" fo:text-align="center" style:justify-single-word="false" fo:break-before="page"/>
      <style:text-properties style:font-name="Times New Roman1" fo:font-size="14pt" fo:font-weight="bold" officeooo:rsid="0017c1ab" officeooo:paragraph-rsid="0016933f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reak-before="page" fo:padding="0cm" fo:border="none"/>
      <style:text-properties style:font-name="Times New Roman1" fo:font-size="14pt" fo:font-weight="bold" officeooo:rsid="0019188f" officeooo:paragraph-rsid="001729da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20a1bd" officeooo:paragraph-rsid="0020a1b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21e1a0" officeooo:paragraph-rsid="0021e1a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26pt" fo:font-weight="bold" officeooo:rsid="001265bc" officeooo:paragraph-rsid="0016933f" style:font-size-asian="26pt" style:font-weight-asian="bold" style:font-size-complex="26pt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1" fo:font-weight="bold" officeooo:rsid="0017c1ab" officeooo:paragraph-rsid="001729da" style:font-weight-asian="bold" style:font-weight-complex="bold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Times New Roman1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1" officeooo:rsid="0017c1ab" officeooo:paragraph-rsid="001729da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1" officeooo:rsid="0019188f" officeooo:paragraph-rsid="001729da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6pt" fo:font-weight="bold" officeooo:rsid="001265bc" officeooo:paragraph-rsid="0016933f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1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265bc" officeooo:paragraph-rsid="0016933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fo:font-size="14pt" fo:font-weight="bold" officeooo:rsid="001265bc" officeooo:paragraph-rsid="0016933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1265bc" officeooo:paragraph-rsid="0016933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normal" officeooo:rsid="0021e1a0" officeooo:paragraph-rsid="0021e1a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16933f"/>
    </style:style>
    <style:style style:name="P21" style:family="paragraph" style:parent-style-name="Text_20_body">
      <style:paragraph-properties fo:line-height="150%" fo:text-align="justify" style:justify-single-word="false"/>
    </style:style>
    <style:style style:name="P22" style:family="paragraph" style:parent-style-name="Text_20_body">
      <style:paragraph-properties fo:line-height="150%" fo:text-align="justify" style:justify-single-word="false"/>
      <style:text-properties fo:font-variant="normal" fo:text-transform="none" fo:color="#313131" loext:opacity="100%" style:font-name="Times New Roman1" fo:font-size="12pt" fo:letter-spacing="normal" fo:font-style="normal" fo:font-weight="normal" officeooo:rsid="0017c1ab" officeooo:paragraph-rsid="0016933f" style:font-size-asian="12pt" style:font-size-complex="12pt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reak-before="page" fo:padding="0cm" fo:border="none"/>
      <style:text-properties fo:font-variant="normal" fo:text-transform="none" fo:color="#313131" loext:opacity="100%" style:font-name="Times New Roman1" fo:font-size="14pt" fo:letter-spacing="normal" fo:font-style="normal" fo:font-weight="bold" officeooo:rsid="0017c1ab" officeooo:paragraph-rsid="001729da" style:font-size-asian="14pt" style:font-weight-asian="bold" style:font-size-complex="14pt" style:font-weight-complex="bold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reak-before="page" fo:padding="0cm" fo:border="none"/>
      <style:text-properties fo:font-variant="normal" fo:text-transform="none" fo:color="#000000" loext:opacity="100%" style:font-name="Times New Roman1" fo:font-size="14pt" fo:letter-spacing="normal" fo:font-style="normal" fo:font-weight="bold" officeooo:rsid="0019188f" officeooo:paragraph-rsid="001729da" style:font-size-asian="14pt" style:font-weight-asian="bold" style:font-size-complex="14pt" style:font-weight-complex="bold" loext:padding="0cm" loext:border="none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fo:font-weight="bold" officeooo:rsid="0020a1bd" officeooo:paragraph-rsid="0020a1bd" fo:background-color="transparent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officeooo:rsid="0024d045" officeooo:paragraph-rsid="00260b40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officeooo:rsid="0024d045" officeooo:paragraph-rsid="0024d045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officeooo:rsid="00260b40" officeooo:paragraph-rsid="00260b40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normal" officeooo:rsid="00260b40" officeooo:paragraph-rsid="002631e0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officeooo:rsid="001265bc" officeooo:paragraph-rsid="0016933f"/>
    </style:style>
    <style:style style:name="P32" style:family="paragraph" style:parent-style-name="Standard">
      <style:paragraph-properties fo:text-align="center" style:justify-single-word="false"/>
      <style:text-properties style:font-name="Times new Roman" officeooo:rsid="001265bc" officeooo:paragraph-rsid="0021e1a0"/>
    </style:style>
    <style:style style:name="P33" style:family="paragraph" style:parent-style-name="Standard">
      <style:paragraph-properties fo:text-align="center" style:justify-single-word="false"/>
      <style:text-properties fo:text-transform="uppercase" style:font-name="Times New Roman1" fo:font-size="16pt" fo:font-weight="bold" officeooo:rsid="001265bc" officeooo:paragraph-rsid="0021e1a0" style:font-size-asian="16pt" style:font-weight-asian="bold" style:font-size-complex="16pt" style:font-weight-complex="bold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Times New Roman1" officeooo:paragraph-rsid="001729da"/>
    </style:style>
    <style:style style:name="P35" style:family="paragraph" style:parent-style-name="Text_20_body">
      <style:paragraph-properties fo:line-height="150%" fo:text-align="justify" style:justify-single-word="false"/>
      <style:text-properties fo:font-variant="normal" fo:text-transform="none" fo:color="#313131" loext:opacity="100%" style:font-name="Times New Roman1" fo:font-size="12pt" fo:letter-spacing="normal" fo:font-style="normal" fo:font-weight="normal" officeooo:paragraph-rsid="0016933f" style:font-size-asian="12pt" style:font-size-complex="12pt" loext:padding="0cm" loext:border="none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officeooo:rsid="00260b40" officeooo:paragraph-rsid="00260b40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normal" officeooo:rsid="00260b40" officeooo:paragraph-rsid="00260b40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fo:font-weight="bold" officeooo:rsid="0024d045" officeooo:paragraph-rsid="0024d045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16.002cm" style:type="right" style:leader-style="dotted" style:leader-text="."/>
        </style:tab-stops>
      </style:paragraph-properties>
      <style:text-properties fo:color="#000000" loext:opacity="100%" style:font-name="Times New Roman1" fo:font-size="12pt" fo:font-weight="bold" officeooo:rsid="0024d045" officeooo:paragraph-rsid="0028f18c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50%" fo:orphans="0" fo:widows="0">
        <style:tab-stops>
          <style:tab-stop style:position="16.002cm" style:type="right" style:leader-style="dotted" style:leader-text="."/>
        </style:tab-stops>
      </style:paragraph-properties>
      <style:text-properties officeooo:paragraph-rsid="0028f18c"/>
    </style:style>
    <style:style style:name="P4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text-transform="uppercase" fo:font-size="14pt" style:font-size-asian="14pt" style:font-size-complex="14pt"/>
    </style:style>
    <style:style style:name="T2" style:family="text">
      <style:text-properties fo:text-transform="uppercase" fo:font-size="14pt" officeooo:rsid="0020a1bd" style:font-size-asian="14pt" style:font-size-complex="14pt"/>
    </style:style>
    <style:style style:name="T3" style:family="text">
      <style:text-properties fo:text-transform="uppercase" fo:font-size="14pt" officeooo:rsid="00260b40" style:font-size-asian="14pt" style:font-size-complex="14pt"/>
    </style:style>
    <style:style style:name="T4" style:family="text">
      <style:text-properties fo:text-transform="uppercase" style:font-name="Arial" style:font-name-complex="Arial2"/>
    </style:style>
    <style:style style:name="T5" style:family="text">
      <style:text-properties style:font-name="Times New Roman1"/>
    </style:style>
    <style:style style:name="T6" style:family="text">
      <style:text-properties officeooo:rsid="0017c1ab"/>
    </style:style>
    <style:style style:name="T7" style:family="text">
      <style:text-properties fo:color="#374151" loext:opacity="100%"/>
    </style:style>
    <style:style style:name="T8" style:family="text">
      <style:text-properties fo:color="#000000" loext:opacity="100%"/>
    </style:style>
    <style:style style:name="T9" style:family="text">
      <style:text-properties officeooo:rsid="0019188f"/>
    </style:style>
    <style:style style:name="T10" style:family="text">
      <style:text-properties fo:font-variant="normal" fo:text-transform="none" fo:color="#000000" loext:opacity="100%" fo:font-size="12pt" fo:letter-spacing="normal" fo:font-style="normal" fo:font-weight="normal" officeooo:rsid="0017c1ab" style:font-size-asian="12pt" style:font-size-complex="12pt" loext:padding="0cm" loext:border="none"/>
    </style:style>
    <style:style style:name="T11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 loext:padding="0cm" loext:border="none"/>
    </style:style>
    <style:style style:name="T12" style:family="text">
      <style:text-properties fo:font-variant="normal" fo:text-transform="none" fo:color="#374151" loext:opacity="100%" fo:font-size="12pt" fo:letter-spacing="normal" fo:font-style="normal" fo:font-weight="normal" officeooo:rsid="0017c1ab" style:font-size-asian="12pt" style:font-size-complex="12pt" loext:padding="0cm" loext:border="none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20a1bd" style:font-size-asian="14pt" style:font-size-complex="14pt"/>
    </style:style>
    <style:style style:name="T15" style:family="text">
      <style:text-properties officeooo:rsid="00260b40"/>
    </style:style>
    <style:style style:name="T16" style:family="text">
      <style:text-properties officeooo:rsid="002631e0"/>
    </style:style>
    <style:style style:name="T17" style:family="text">
      <style:text-properties style:font-name="Arial" fo:font-size="12pt" style:font-size-asian="12pt" style:font-name-complex="Arial2" style:font-size-complex="12pt"/>
    </style:style>
    <style:style style:name="T18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19" style:family="text">
      <style:text-properties style:font-name="Arial" style:font-name-complex="Arial2"/>
    </style:style>
    <style:style style:name="T20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21" style:family="text">
      <style:text-properties fo:text-transform="uppercase" fo:font-weight="bold" style:font-weight-asian="bold" style:font-weight-complex="bold"/>
    </style:style>
    <style:style style:name="T22" style:family="text">
      <style:text-properties fo:font-size="11pt" style:font-size-asian="11pt" style:font-size-complex="11pt"/>
    </style:style>
    <style:style style:name="gr1" style:family="graphic">
      <style:graphic-properties draw:stroke="none" svg:stroke-color="#000000" draw:fill="none" draw:fill-color="#ffffff" fo:min-height="6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6">COLÉGIO ASTROS DOS SABER</text:p>
      <text:p text:style-name="P3"/>
      <text:p text:style-name="P7">TÉCNICA DE INFORMÁTIC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pan text:style-name="T3">CRIAÇÃO</text:span><text:span text:style-name="T1"> de um sistema </text:span><text:span text:style-name="T2">MULTITENANCY </text:span><text:span text:style-name="T1">mobile para </text:span><text:span text:style-name="T2">GESTÃO</text:span><text:span text:style-name="T1"> </text:span><text:span text:style-name="T2">ACADÊMICA</text:span></text:p>
      <text:p text:style-name="P9"/>
      <text:p text:style-name="P9"/>
      <text:p text:style-name="P9"/>
      <text:p text:style-name="P8">Mário Isaías Da Silva Cox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1"/>
      <text:p text:style-name="P1"/>
      <text:p text:style-name="P1"/>
      <text:p text:style-name="P1"/>
      <text:p text:style-name="P1"/>
      <text:p text:style-name="P31">Luanda, aos 2023</text:p>
      <text:p text:style-name="P17"/>
      <text:p text:style-name="P18"/>
      <text:p text:style-name="P18"/>
      <text:p text:style-name="P18"/>
      <text:p text:style-name="P18"/>
      <text:p text:style-name="P19">Mário Isaías Da Silva Cox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3"><text:span text:style-name="T13">Implementação de um sistema </text:span><text:span text:style-name="T14">MULTITENANCY </text:span><text:span text:style-name="T13">mobile para </text:span><text:span text:style-name="T14">GESTÃO</text:span><text:span text:style-name="T13"> </text:span><text:span text:style-name="T14">ACADÊMICA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0" draw:name="Moldura de texto 1" draw:style-name="gr1" draw:text-style-name="P41" svg:width="8.097cm" svg:height="6.51cm" svg:x="8.738cm" svg:y="0.284cm"><draw:text-box><text:p><text:span text:style-name="T22">Lorem Ipsum é simplesmente uma simulação de </text:span><text:span text:style-name="T22">texto da indústria tipográfica e de impressos, e </text:span><text:span text:style-name="T22">vem sendo utilizado desde o século XVI, </text:span><text:span text:style-name="T22">quando um impressor desconhecido pegou uma </text:span><text:span text:style-name="T22">bandeja de tipos e os embaralhou para fazer um </text:span><text:span text:style-name="T22">livro de modelos de tipos. Lorem Ipsum </text:span><text:span text:style-name="T22">sobreviveu não só a cinco séculos, como </text:span><text:span text:style-name="T22">também ao salto para a editoração eletrônica, </text:span><text:span text:style-name="T22">permanecendo essencialmente inalterado. Se </text:span><text:span text:style-name="T22">popularizou na década de 60, quando a Letraset.</text:span></text:p><text:p><text:span text:style-name="T22"/></text:p><text:p><text:span text:style-name="T22">Orientador: Pedro Kuamba</text:span></text:p></draw:text-box></draw:frame></text:p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2">Luanda, aos 2023</text:p>
      <text:p text:style-name="P1"/>
      <text:p text:style-name="P40"><text:soft-page-break/><text:span text:style-name="T18"><office:annotation office:name="__Annotation__985_852015120" loext:resolved="false"><dc:creator>Biblioteca UNESP Itapeva</dc:creator><dc:date>2016-03-29T19:16:00</dc:date><meta:creator-initials>BIT</meta:creator-initials><text:p/><text:p><text:span text:style-name="T20">Após 2 espaçamentos de 1,5</text:span></text:p><text:p><text:span text:style-name="T21">FONTE: 12</text:span></text:p><text:p><text:span text:style-name="T21">Espaçamento: 1,5</text:span></text:p><text:p><text:span text:style-name="T21">Justificado</text:span></text:p></office:annotation></text:span><text:span text:style-name="T18">1</text:span><office:annotation-end office:name="__Annotation__985_852015120"/><text:span text:style-name="T18"> INTRODUÇÃO</text:span><text:span text:style-name="T17"><text:tab/>01</text:span></text:p>
      <text:p text:style-name="P40"><text:span text:style-name="T18">2 TÍTULO</text:span><text:span text:style-name="T17"><text:tab/>02</text:span></text:p>
      <text:p text:style-name="P40"><text:span text:style-name="T18">2.1 Título da seção secundária</text:span><text:span text:style-name="T17"><text:tab/>04</text:span></text:p>
      <text:p text:style-name="P40"><text:span text:style-name="T17">2.1.1 Título da seção terciária<text:tab/>05</text:span></text:p>
      <text:p text:style-name="P40"><text:span text:style-name="T18">3 CONCLUSÃO</text:span><text:span text:style-name="T17"><text:tab/>06</text:span></text:p>
      <text:p text:style-name="P40"><text:span text:style-name="T18">REFERÊNCIAS</text:span><text:span text:style-name="T17"><text:tab/>07</text:span></text:p>
      <text:p text:style-name="P40"><text:span text:style-name="T18">APÊNDICE A – TÍTULO</text:span><text:span text:style-name="T17"><text:tab/>08</text:span></text:p>
      <text:p text:style-name="P40"><text:span text:style-name="T18">APÊNDICE B – TÍTULO</text:span><text:span text:style-name="T17"><text:tab/>09</text:span></text:p>
      <text:p text:style-name="P39"><text:span text:style-name="T4">ANEXOS A - Título</text:span><text:span text:style-name="T19"><text:tab/>10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5"/>
      <text:p text:style-name="P6"><text:soft-page-break/>Introdução</text:p>
      <text:p text:style-name="P21"><text:tab/></text:p>
      <text:p text:style-name="P4">Problemática</text:p>
      <text:p text:style-name="P35"><text:span text:style-name="T6"><text:tab/></text:span></text:p>
      <text:p text:style-name="P23">Hipóteses</text:p>
      <text:p text:style-name="P34"><text:span text:style-name="T12"><text:tab/></text:span></text:p>
      <text:p text:style-name="P5">Justificativa</text:p>
      <text:p text:style-name="P13"><text:tab/></text:p>
      <text:p text:style-name="P24">Objectivo</text:p>
      <text:p text:style-name="P10">Objetivo Geral</text:p>
      <text:p text:style-name="P12"><text:tab/></text:p>
      <text:p text:style-name="P10">Objetivos Específicos</text:p>
      <text:p text:style-name="P12"><text:span text:style-name="T9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pt" fo:country="B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22:03:57.331000000</meta:creation-date>
    <meta:generator>LibreOffice/7.3.7.2$Linux_X86_64 LibreOffice_project/30$Build-2</meta:generator>
    <dc:date>2023-10-04T17:19:53.302998307</dc:date>
    <meta:editing-duration>PT57M47S</meta:editing-duration>
    <meta:editing-cycles>12</meta:editing-cycles>
    <meta:document-statistic meta:table-count="0" meta:image-count="0" meta:object-count="0" meta:page-count="8" meta:paragraph-count="30" meta:word-count="86" meta:character-count="541" meta:non-whitespace-character-count="471"/>
  </office:meta>
</office:document-meta>
</file>